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Header">
      <style:text-properties officeooo:rsid="00139d0f" officeooo:paragraph-rsid="000acfb9"/>
    </style:style>
    <style:style style:name="P2" style:family="paragraph" style:parent-style-name="Header">
      <style:text-properties officeooo:paragraph-rsid="000acfb9"/>
    </style:style>
    <style:style style:name="P3" style:family="paragraph" style:parent-style-name="Standard">
      <style:paragraph-properties style:writing-mode="lr-tb"/>
      <style:text-properties officeooo:paragraph-rsid="000992b5"/>
    </style:style>
    <style:style style:name="P4" style:family="paragraph" style:parent-style-name="Standard">
      <style:paragraph-properties style:writing-mode="lr-tb"/>
      <style:text-properties officeooo:paragraph-rsid="000acfb9"/>
    </style:style>
    <style:style style:name="P5" style:family="paragraph" style:parent-style-name="Standard">
      <style:paragraph-properties style:writing-mode="lr-tb"/>
      <style:text-properties officeooo:paragraph-rsid="000baf86"/>
    </style:style>
    <style:style style:name="P6" style:family="paragraph" style:parent-style-name="Standard">
      <style:paragraph-properties style:writing-mode="lr-tb"/>
      <style:text-properties fo:color="#c9211e" loext:opacity="100%" officeooo:rsid="000baf86" officeooo:paragraph-rsid="000baf86"/>
    </style:style>
    <style:style style:name="P7" style:family="paragraph" style:parent-style-name="Standard">
      <style:paragraph-properties style:writing-mode="lr-tb"/>
      <style:text-properties fo:color="#c9211e" loext:opacity="100%" officeooo:paragraph-rsid="000992b5"/>
    </style:style>
    <style:style style:name="P8" style:family="paragraph" style:parent-style-name="Standard">
      <style:paragraph-properties style:writing-mode="lr-tb"/>
      <style:text-properties fo:color="#c9211e" loext:opacity="100%" officeooo:paragraph-rsid="000baf86"/>
    </style:style>
    <style:style style:name="P9" style:family="paragraph" style:parent-style-name="Standard">
      <style:paragraph-properties style:writing-mode="lr-tb"/>
      <style:text-properties fo:color="#c9211e" loext:opacity="100%"/>
    </style:style>
    <style:style style:name="P10" style:family="paragraph" style:parent-style-name="Standard">
      <style:paragraph-properties style:writing-mode="lr-tb"/>
      <style:text-properties fo:color="#c9211e" loext:opacity="100%" officeooo:paragraph-rsid="000acfb9"/>
    </style:style>
    <style:style style:name="P11" style:family="paragraph" style:parent-style-name="Standard">
      <style:paragraph-properties style:writing-mode="lr-tb"/>
      <style:text-properties fo:color="#c9211e" loext:opacity="100%" officeooo:rsid="000acfb9" officeooo:paragraph-rsid="000acfb9"/>
    </style:style>
    <style:style style:name="T1" style:family="text">
      <style:text-properties style:font-name="sans-serif"/>
    </style:style>
    <style:style style:name="T2" style:family="text">
      <style:text-properties style:font-name="sans-serif" officeooo:rsid="000992b5"/>
    </style:style>
    <style:style style:name="T3" style:family="text">
      <style:text-properties style:font-name="sans-serif" officeooo:rsid="000acfb9"/>
    </style:style>
    <style:style style:name="T4" style:family="text">
      <style:text-properties officeooo:rsid="00139d0f"/>
    </style:style>
    <style:style style:name="T5" style:family="text">
      <style:text-properties officeooo:rsid="000acfb9"/>
    </style:style>
    <style:style style:name="T6" style:family="text">
      <style:text-properties officeooo:rsid="000baf86"/>
    </style:style>
    <style:style style:name="T7" style:family="text">
      <style:text-properties style:font-name="Liberation Serif" officeooo:rsid="000acfb9"/>
    </style:style>
    <style:style style:name="T8" style:family="text">
      <style:text-properties fo:color="#c9211e" loext:opacity="100%"/>
    </style:style>
    <style:style style:name="T9" style:family="text">
      <style:text-properties fo:color="#c9211e" loext:opacity="100%" officeooo:rsid="000baf86"/>
    </style:style>
    <style:style style:name="T10" style:family="text">
      <style:text-properties fo:color="#c9211e" loext:opacity="100%" officeooo:rsid="000acf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p3R_mc0"/><text:span text:style-name="T1">Chapter 5 Review</text:span></text:p>
      <text:p text:style-name="P4"><text:bookmark text:name="p3R_mc1"/><text:bookmark text:name="p3R_mc2"/><text:line-break/><text:span text:style-name="T1">[1] What do we mean by “Programming is understanding”?</text:span></text:p>
      <text:p text:style-name="P10"><text:span text:style-name="T7">To write effective code, you must first thoroughly understand the problem you’re trying to solve. You need to understand the requirements, the domain, the user’s needs, and how the pieces fit together before implementing the solution</text:span><text:line-break/></text:p>
      <text:p text:style-name="P3"><text:span text:style-name="T1">[2] The chapter details the creation of a calculator program. Write a short analysis of what the</text:span><text:line-break/><text:span text:style-name="T1">calculator should be able to do.</text:span><text:bookmark text:name="p3R_mc5"/><text:bookmark text:name="p3R_mc6"/><text:line-break/><text:span text:style-name="T8">- </text:span><text:span text:style-name="T10">accept mathematical expressions as input</text:span></text:p>
      <text:p text:style-name="P7">- <text:span text:style-name="T5">parse and evaluate basic arithmetic operations (+,-,*,/,%)</text:span></text:p>
      <text:p text:style-name="P7">- <text:span text:style-name="T5">handle parentheses for operation precedence</text:span></text:p>
      <text:p text:style-name="P7">- <text:span text:style-name="T5">support floating-point numbers</text:span></text:p>
      <text:p text:style-name="P7">- <text:span text:style-name="T5">provide clear error messages for invalid input</text:span></text:p>
      <text:p text:style-name="P7">- <text:span text:style-name="T5">allow multiple calculations in a session</text:span></text:p>
      <text:p text:style-name="P11">- have a way to quit/exit the program</text:p>
      <text:p text:style-name="P7"/>
      <text:p text:style-name="P3"><text:span text:style-name="T1">[3] How do you break a problem up into</text:span> <text:span text:style-name="T1">smaller manageable parts?</text:span><text:bookmark text:name="p3R_mc7"/><text:bookmark text:name="p3R_mc8"/><text:line-break/><text:span text:style-name="T8">- </text:span><text:span text:style-name="T10">identifying the main components or functions needed </text:span></text:p>
      <text:p text:style-name="P7">- <text:span text:style-name="T5">separating input, processing, and output</text:span></text:p>
      <text:p text:style-name="P7">- <text:span text:style-name="T5">creating smaller, testable units</text:span></text:p>
      <text:p text:style-name="P7">- <text:span text:style-name="T5">using top-down design (start with high-level overview, then detail each part)</text:span></text:p>
      <text:p text:style-name="P7">- <text:span text:style-name="T5">following the principle of separation of concerns</text:span></text:p>
      <text:p text:style-name="P7"/>
      <text:p text:style-name="P3"><text:span text:style-name="T1">[4] Why is creating a small, limited version of a program a good idea?</text:span><text:bookmark text:name="p3R_mc9"/><text:bookmark text:name="p3R_mc10"/><text:line-break/><text:span text:style-name="T8">- </text:span><text:span text:style-name="T10">you can test core functionality early</text:span></text:p>
      <text:p text:style-name="P7">- <text:span text:style-name="T5">easier to debug and understand</text:span></text:p>
      <text:p text:style-name="P11">- you get user feedback sooner</text:p>
      <text:p text:style-name="P11">- it provides a working foundation to build upon</text:p>
      <text:p text:style-name="P11">- it helps identify design problems before they become complex</text:p>
      <text:p text:style-name="P7"/>
      <text:p text:style-name="P3"><text:span text:style-name="T1">[5] Why is feature creep a bad idea?</text:span><text:bookmark text:name="p3R_mc11"/><text:bookmark text:name="p3R_mc12"/><text:line-break/><text:span text:style-name="T8">- </text:span><text:span text:style-name="T10">it makes programs more complex and harder to maintain</text:span></text:p>
      <text:p text:style-name="P7">- <text:span text:style-name="T5">it can introduce bugs and instability</text:span></text:p>
      <text:p text:style-name="P7">- <text:span text:style-name="T5">it delays completion and testing</text:span></text:p>
      <text:p text:style-name="P7">- <text:span text:style-name="T5">it can make the interface confusing for users</text:span></text:p>
      <text:p text:style-name="P7">- <text:span text:style-name="T5">it diverts focus from core functionality</text:span></text:p>
      <text:p text:style-name="P7"/>
      <text:p text:style-name="P3"><text:span text:style-name="T1">[6] What are the three main phases of software development?</text:span><text:bookmark text:name="p3R_mc13"/><text:bookmark text:name="p3R_mc14"/><text:line-break/><text:span text:style-name="T8">- </text:span><text:span text:style-name="T10">Analysis – understanding the problem and requirements</text:span></text:p>
      <text:p text:style-name="P7">- <text:span text:style-name="T5">Design – planning the solution and architecture</text:span></text:p>
      <text:p text:style-name="P7">- <text:span text:style-name="T5">Implementation – writing and testing the actual code</text:span></text:p>
      <text:p text:style-name="P7"/>
      <text:p text:style-name="P3"><text:soft-page-break/><text:span text:style-name="T1">[7] What is a “use case”?</text:span><text:bookmark text:name="p3R_mc15"/><text:bookmark text:name="p3R_mc16"/><text:line-break/><text:span text:style-name="T8">- </text:span><text:span text:style-name="T10">a use case describes a specific way a user will interact with the program – it outlines a scenario of how the software will be used to accomplish a particular task or goal</text:span></text:p>
      <text:p text:style-name="P7"/>
      <text:p text:style-name="P3"><text:span text:style-name="T1">[8] What is the purpose of testing?</text:span><text:bookmark text:name="p3R_mc17"/><text:bookmark text:name="p3R_mc18"/><text:line-break/><text:span text:style-name="T8">- </text:span><text:span text:style-name="T10">verify the program works correctly</text:span></text:p>
      <text:p text:style-name="P7">- <text:span text:style-name="T5">find and fix bugs before users encounter them</text:span></text:p>
      <text:p text:style-name="P7">- <text:span text:style-name="T5">ensure the program meets requirements</text:span></text:p>
      <text:p text:style-name="P7">- <text:span text:style-name="T5">validate that changes don’t break existing functionality</text:span></text:p>
      <text:p text:style-name="P7">- <text:span text:style-name="T5">build confidence in the software's reliability</text:span></text:p>
      <text:p text:style-name="P7"/>
      <text:p text:style-name="P4"><text:span text:style-name="T1">[9] According to the outline in the chapter, describe the difference between a Term, an</text:span><text:line-break/><text:span text:style-name="T1">Expression, a Number, and a Primary.</text:span></text:p>
      <text:p text:style-name="P10">- <text:span text:style-name="T5">Expression: the highest level – handles addition and subtraction</text:span></text:p>
      <text:p text:style-name="P10">- <text:span text:style-name="T5">Term: handles multiplication, division, and modulus operations</text:span></text:p>
      <text:p text:style-name="P10">- <text:span text:style-name="T5">primary: handles parentheses and unary operations</text:span></text:p>
      <text:p text:style-name="P10">- <text:span text:style-name="T5">number: the lowest level – represents actual numeric values</text:span><text:line-break/></text:p>
      <text:p text:style-name="P3"><text:span text:style-name="T1">[10] In the chapter, an input was broken down into its components: Terms, Expressions,</text:span><text:line-break/><text:span text:style-name="T1">Primarys, and Numbers. Do this for (17+4)/(5−1).</text:span><text:bookmark text:name="p3R_mc21"/><text:bookmark text:name="p3R_mc22"/><text:line-break/><text:span text:style-name="T8">- </text:span><text:span text:style-name="T10">Expression: the entire thing – division between two parts</text:span></text:p>
      <text:p text:style-name="P7">- <text:span text:style-name="T5">left term: (17+4) - which is a primary containing an expression (17+4)</text:span></text:p>
      <text:p text:style-name="P7">- <text:span text:style-name="T5">right term: (5-1) – which is a primary containing an expression (5-1)</text:span></text:p>
      <text:p text:style-name="P7">- <text:span text:style-name="T5">numbers: 17, 4, 5, 1</text:span></text:p>
      <text:p text:style-name="P7"/>
      <text:p text:style-name="P3"><text:span text:style-name="T1">[11] Why does the program not have a function called number()?</text:span><text:bookmark text:name="p3R_mc23"/></text:p>
      <text:p text:style-name="P11">Because numbers are handled directly by the primary() function when it encounters numeric tokens. The parsing of actual numeric values is handled by the tokenizer, not by a separate parsing function</text:p>
      <text:p text:style-name="P9"/>
      <text:p text:style-name="P4"><text:bookmark text:name="p14R_mc0"/><text:span text:style-name="T1">[12] What is a token?</text:span></text:p>
      <text:p text:style-name="P10"><text:span text:style-name="T5">A token is the smallest meaningful input – it represents operators (+, -, *, /), numbers, parentheses, or special characters that the parser can work with.</text:span><text:bookmark text:name="p14R_mc2"/><text:bookmark text:name="p14R_mc1"/><text:line-break/></text:p>
      <text:p text:style-name="P3"><text:span text:style-name="T1">[13] What is a grammar? A grammar rule?</text:span><text:bookmark text:name="p14R_mc4"/><text:bookmark text:name="p14R_mc3"/><text:line-break/><text:span text:style-name="T10">A grammar rule specifies how different components can be combined (e.g., “Expression = Term + Expression” or “Expression = Term”)</text:span></text:p>
      <text:p text:style-name="P7"/>
      <text:p text:style-name="P3"><text:span text:style-name="T1">[14] What is a class? What do we use classes for?</text:span><text:bookmark text:name="p14R_mc5"/><text:bookmark text:name="p14R_mc6"/><text:line-break/><text:span text:style-name="T10">A class is a user-defined type that bundles data and functions together. We use classes to create objects that represent real-world entities, encapsulate related functionality, and provide a clean interface for complex operations</text:span></text:p>
      <text:p text:style-name="P7"/>
      <text:p text:style-name="P3"/>
      <text:p text:style-name="P3"><text:soft-page-break/><text:span text:style-name="T1">[15] How can we provide a default value for a member of a</text:span> <text:span text:style-name="T1">class?</text:span><text:bookmark text:name="p14R_mc7"/><text:bookmark text:name="p14R_mc8"/><text:line-break/><text:span text:style-name="T8">- </text:span><text:span text:style-name="T10">initializing in the class definition: int value = 0;</text:span></text:p>
      <text:p text:style-name="P7">- <text:span text:style-name="T5">using a constructor with default parameters</text:span></text:p>
      <text:p text:style-name="P7">- <text:span text:style-name="T5">using member initializer lists in constructors</text:span></text:p>
      <text:p text:style-name="P7"/>
      <text:p text:style-name="P5"><text:span text:style-name="T1">[16] In the expression function, why is the default for the switch-statement to “put back” the</text:span><text:line-break/><text:span text:style-name="T1">token?</text:span></text:p>
      <text:p text:style-name="P8"><text:span text:style-name="T6">Because if the token isn’t an operator that the expression function handles (like + or -), it belongs to a higher-level function in the parsing hierarchy, so it needs to be returned to the token stream for that function to process</text:span><text:line-break/></text:p>
      <text:p text:style-name="P3"><text:span text:style-name="T1">[17] What is “look-ahead”?</text:span><text:bookmark text:name="p14R_mc11"/><text:bookmark text:name="p14R_mc12"/><text:line-break/><text:span text:style-name="T9">Look-ahead is the technique of examining the next token(s) in the input stream without consuming them, to decide what parsing action to take next</text:span></text:p>
      <text:p text:style-name="P7"/>
      <text:p text:style-name="P3"><text:span text:style-name="T1">[18] What does putback() do and why is it useful?</text:span><text:bookmark text:name="p14R_mc13"/><text:bookmark text:name="p14R_mc14"/><text:line-break/><text:span text:style-name="T9">Putback() returns a token to the input stream so it can be read again later. It’s useful when you need to examine a token to make a parsing decision, but that token actually belongs to another part of the grammar</text:span></text:p>
      <text:p text:style-name="P7"/>
      <text:p text:style-name="P5"><text:span text:style-name="T1">[19] Why is the remainder (modulus) operation, %, difficult to implement in the term()?</text:span></text:p>
      <text:p text:style-name="P8">- <text:span text:style-name="T6">it only works with integers, not floating-point numbers</text:span></text:p>
      <text:p text:style-name="P8">- <text:span text:style-name="T6">it requires special error handling for division by zero</text:span></text:p>
      <text:p text:style-name="P6">- the behavior with negative numbers can be implementation-dependent</text:p>
      <text:p text:style-name="P8"/>
      <text:p text:style-name="P3"><text:span text:style-name="T1">[20] What do we use the two data members of the Token class for?</text:span><text:bookmark text:name="p14R_mc18"/><text:bookmark text:name="p14R_mc17"/><text:line-break/><text:span text:style-name="T8">- </text:span><text:span text:style-name="T9">kind: identifies the type of token (operator, number, parenthesis, etc.)</text:span></text:p>
      <text:p text:style-name="P7">- <text:span text:style-name="T6">value: stores the numeric value (for number tokens) or character (for operator tokens)</text:span></text:p>
      <text:p text:style-name="P7"/>
      <text:p text:style-name="P3"><text:span text:style-name="T1">[21] Why do we (sometimes) split a class’s members into private and public members?</text:span><text:bookmark text:name="p14R_mc19"/><text:bookmark text:name="p14R_mc20"/><text:line-break/><text:span text:style-name="T8">- </text:span><text:span text:style-name="T9">public: interface that users of the class should access</text:span></text:p>
      <text:p text:style-name="P7">- <text:span text:style-name="T6">private: implementation details that should be hidden and protected from external modification. This provides encapsulation and data protection.</text:span></text:p>
      <text:p text:style-name="P8"/>
      <text:p text:style-name="P3"><text:span text:style-name="T1">[22] What happens in the Token_stream class when there is a token in the buffer and the get() function is called?</text:span><text:bookmark text:name="p14R_mc21"/><text:bookmark text:name="p14R_mc22"/><text:line-break/><text:span text:style-name="T9">The get() function returns the buffered token and marks the buffer as empty, rather than reading a new token from the input stream</text:span></text:p>
      <text:p text:style-name="P7"/>
      <text:p text:style-name="P3"><text:span text:style-name="T1">[23] Why were the ';' and 'q' characters added to the switch-statement in the get() function of</text:span><text:line-break/><text:span text:style-name="T1">the Token_stream class?</text:span></text:p>
      <text:p text:style-name="P7"><text:bookmark text:name="p14R_mc23"/>- ; <text:span text:style-name="T6">serves as a “print” command to evaluate and display the current expression</text:span></text:p>
      <text:p text:style-name="P7"><text:soft-page-break/>- <text:span text:style-name="T6">q serves as a “quit” command to exit the calculator program</text:span></text:p>
      <text:p text:style-name="P9"><text:span text:style-name="T1"/></text:p>
      <text:p text:style-name="P5"><text:bookmark text:name="p16R_mc0"/><text:span text:style-name="T1">[24] When should we start testing our program?</text:span></text:p>
      <text:p text:style-name="P8"><text:span text:style-name="T6">Testing should start as early as possible – ideally as soon as you have any working component. Test incrementally as you add each new feature</text:span><text:bookmark text:name="p16R_mc2"/><text:bookmark text:name="p16R_mc1"/><text:line-break/></text:p>
      <text:p text:style-name="P3"><text:span text:style-name="T1">[25] What is a “user-defined type”? Why would we want one?</text:span><text:bookmark text:name="p16R_mc3"/><text:bookmark text:name="p16R_mc4"/><text:line-break/><text:span text:style-name="T8">- </text:span><text:span text:style-name="T9">Model real-world concepts more naturally</text:span></text:p>
      <text:p text:style-name="P7">- <text:span text:style-name="T6">encapsulate related data and operations</text:span></text:p>
      <text:p text:style-name="P7">- <text:span text:style-name="T6">create reusable, maintainable code</text:span></text:p>
      <text:p text:style-name="P7">- <text:span text:style-name="T6">provide type safety</text:span></text:p>
      <text:p text:style-name="P7"/>
      <text:p text:style-name="P3"><text:span text:style-name="T1">[26] What is the interface to a C++ “user-defined type”?</text:span><text:bookmark text:name="p16R_mc5"/><text:bookmark text:name="p16R_mc6"/><text:line-break/><text:span text:style-name="T8">- </text:span><text:span text:style-name="T9">the interface consists of the public members of the class – the constructors, public member functions, and public data members tat users of the class can access</text:span></text:p>
      <text:p text:style-name="P7"/>
      <text:p text:style-name="P3"><text:span text:style-name="T1">[27] Why do we want to rely on librarie</text:span><text:span text:style-name="T2">s of code?</text:span></text:p>
      <text:p text:style-name="P6">- pre-tested, reliable functionality</text:p>
      <text:p text:style-name="P6">- time savings (don’t reinvent the wheel)</text:p>
      <text:p text:style-name="P6">- standardized solutions to common problems</text:p>
      <text:p text:style-name="P6">- code written by experts in the specific domains</text:p>
      <text:p text:style-name="P6">- reduced maintenance burd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39d0f" officeooo:paragraph-rsid="000acfb9"/>
    </style:style>
    <style:style style:name="MP2" style:family="paragraph" style:parent-style-name="Header">
      <style:text-properties officeooo:paragraph-rsid="000acfb9"/>
    </style:style>
    <style:style style:name="MT1" style:family="text">
      <style:text-properties officeooo:rsid="000acfb9"/>
    </style:style>
    <style:style style:name="MT2" style:family="text">
      <style:text-properties officeooo:rsid="00139d0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Connor Crist</text:p>
        <text:p text:style-name="MP1">Chapter <text:span text:style-name="MT1">5</text:span> Review</text:p>
        <text:p text:style-name="MP1">Intro to Comp Sci</text:p>
        <text:p text:style-name="MP1">6/7/2025</text:p>
        <text:p text:style-name="MP2"><text:span text:style-name="MT2">David Stafford</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1T06:06:35.676728054</meta:creation-date>
    <dc:date>2025-06-11T06:47:22.417594954</dc:date>
    <meta:editing-duration>PT14M24S</meta:editing-duration>
    <meta:editing-cycles>3</meta:editing-cycles>
    <meta:generator>LibreOffice/7.3.7.2$Linux_X86_64 LibreOffice_project/30$Build-2</meta:generator>
    <meta:document-statistic meta:table-count="0" meta:image-count="0" meta:object-count="0" meta:page-count="4" meta:paragraph-count="86" meta:word-count="1183" meta:character-count="7077" meta:non-whitespace-character-count="5962"/>
  </office:meta>
</office:document-meta>
</file>